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08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7.08cm" fo:break-before="auto" style:use-optimal-row-height="true"/>
    </style:style>
    <style:style style:name="ro20" style:family="table-row">
      <style:table-row-properties style:row-height="2.658cm" fo:break-before="auto" style:use-optimal-row-height="true"/>
    </style:style>
    <style:style style:name="ro21" style:family="table-row">
      <style:table-row-properties style:row-height="3.217cm" fo:break-before="auto" style:use-optimal-row-height="true"/>
    </style:style>
    <style:style style:name="ro22" style:family="table-row">
      <style:table-row-properties style:row-height="6.292cm" fo:break-before="auto" style:use-optimal-row-height="true"/>
    </style:style>
    <style:style style:name="ro23" style:family="table-row">
      <style:table-row-properties style:row-height="3.133cm" fo:break-before="auto" style:use-optimal-row-height="true"/>
    </style:style>
    <style:style style:name="ro24" style:family="table-row">
      <style:table-row-properties style:row-height="1.9cm" fo:break-before="auto" style:use-optimal-row-height="true"/>
    </style:style>
    <style:style style:name="ro25" style:family="table-row">
      <style:table-row-properties style:row-height="3.099cm" fo:break-before="auto" style:use-optimal-row-height="true"/>
    </style:style>
    <style:style style:name="ro26"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32">http://benfranklin.chips.jp/cake_apps/Cake_IFM11/images/view/5043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table-cell table:style-name="ce2" office:value-type="float" office:value="1">
            <text:p>1</text:p>
          </table:table-cell>
          <table:table-cell table:style-name="ce6" office:value-type="date" office:date-value="2021-11-18T10:46:57.28">
            <text:p>1118</text:p>
          </table:table-cell>
          <table:table-cell table:style-name="ce9" office:value-type="string">
            <text:p>k-1</text:p>
          </table:table-cell>
          <table:table-cell table:style-name="ce11" office:value-type="string" table:number-columns-spanned="3" table:number-rows-spanned="1">
            <text:p>두 마리. (1) 전 번에서 마사지의 절차를 다시 바꿨다. &lt;2&gt; 되돌렸다. 즉, 두 마리 동시로 마사지한다. &lt;3&gt; 다만, 마사지를 시작할 때 지금까지 처럼, 뒷다리를 두 번 가볍게 두드린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siedemnasty listopada. (2) pogoda nieźle. robi się zimniej.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zacząłem o około szóstej dziesiątej, dziesięć minut po szóstej. (2) większość czasu, używałem to na ćwiczeniach. &lt;2&gt; menu ćwiczenia, to był, półnuty na zakresie `kan`-u, i tak dal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6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我干什么？（2）开始调查。调查什么？对象是这条表示式。就是，正弦的平方的积分 A。（3）想知道，A 描写什么样的函数图形。（4）发现的是，上述的 A 的组成要素是，(1/2)x 和 (1/4)sin(2x)</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table-cell table:style-name="ce2" office:value-type="float" office:value="1">
            <text:p>1</text:p>
          </table:table-cell>
          <table:table-cell table:style-name="ce6" office:value-type="date" office:date-value="2021-11-19T09:18:12.94">
            <text:p>1119</text:p>
          </table:table-cell>
          <table:table-cell table:style-name="ce9" office:value-type="string">
            <text:p>k-1</text:p>
          </table:table-cell>
          <table:table-cell table:style-name="ce10" office:value-type="string" table:number-columns-spanned="3" table:number-rows-spanned="1">
            <text:p>두 마리. (1) 먼저 크로만. &lt;2&gt; 내가 옹벽에 도착한 때 크로는 아지 옹벽 위에 있었다. (2) 이미 크로에게 마사지를 하고 있을 때 미케가 왔다. &lt;2&gt; 돌출 뒤에서. &lt;3&gt; 미케를 잡고 내렸다. (3) 크로가 매우 냄새. 대변의 냄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osiemnasty listopada. (2) pogoda, ładna.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6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może używałem dwie trzecie czasu sesji na ćwiczenie `dai-kan`-u. (2) jestem nie zadowolony [satisfied że nie umiem[can jeszcze wydmuchać `dai-kan` gładko[smoothly. (3) napinam mięśni tuż pod dolną wargą, mocniej. Mocniej niż dla dźwięk `kan`-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table-cell table:style-name="ce2" table:formula="of:=[.B6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 多重积分。利用雅可比行列式的那一种。（2）积分变量，把它转换为别的变量。在这块手续里，我们干什么？（3）我以为，迄今为止，变量的这样的转换，意味着，积分领域的转换。（4）例如，正如在某页网页上有人说， 本来是二维笛卡尔坐标。如果，该坐标的全部领域，把它成为对象的话，那就四个无限出现。在 x,y 各个坐标轴[zhou上，两个。（5）如果执行变量转换，利用极坐标，那就，无穷的数目减少到只一个。在半径[jing4轴上的一个。（6）具体地说，半径轴上，有零和无穷。角度轴上有零和 2π。</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уровень[level образования[education`, или, `школа`. пойдем[lets-go в мир, где такое слово существует не. (2) `умный[smart` или `глупа`. мир без таких слов.</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68]+1" office:value-type="float" office:value="6">
            <text:p>6</text:p>
          </table:table-cell>
          <table:table-cell table:style-name="ce6"/>
          <table:table-cell table:style-name="ce9" office:value-type="string">
            <text:p>a-1</text:p>
          </table:table-cell>
          <table:table-cell table:style-name="ce10" office:value-type="string">
            <text:p>كونفوشية / دعونا ندرس / دعونا ندرس شنتو. / الديانة اليابان.</text:p>
          </table:table-cell>
          <table:table-cell table:style-name="ce12" office:value-type="string" table:number-columns-spanned="2" table:number-rows-spanned="1">
            <text:p>kuwnfuwshiya[confucious / daAwuna[lets / nadrusu[study / kuwnfuwshiy[confucious / shentuw[shintoa / a`-diyaana[religion / yaabaan</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42">http://benfranklin.chips.jp/cake_apps/Cake_IFM11/images/view/5034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1T11:16:41.47">
            <text:p>1121</text:p>
          </table:table-cell>
          <table:table-cell table:style-name="ce9" office:value-type="string">
            <text:p>k-1</text:p>
          </table:table-cell>
          <table:table-cell table:style-name="ce10" office:value-type="string" table:number-columns-spanned="3" table:number-rows-spanned="1">
            <text:p>두 마리. (1) 다시 평평자리에서 마사지 하고있었을 때 크로가 미케에게 잡고 갔다. (2) 옹벼으로 돌아갈 때, 미케가 항상와 달리, 옹벽 <text:s/>바로 아래까지는 오지 않고, 도중에서 멈추어, 앉아고있다. &lt;2&gt; 내가 와서 잡고 안아가는 것을 기다리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a sobota, dwudzie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2) Zrobiłem film gr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白天工作。不做活动。（2）前天知道来的项目，是`高斯积分`。一到理解，我觉得这块积分很棒。（3）我以为，这条表示式可表示，圆周率的平方根，到底看起来如何。（4）就是，在图形形式上，如何。</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были бы ве'щи, которые вы мо'жете видеть только когда вы будете слепы.</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number-columns-repeated="2"/>
          <table:table-cell table:style-name="ce6"/>
          <table:table-cell table:style-name="ce9" office:value-type="string">
            <text:p>a-1</text:p>
          </table:table-cell>
          <table:table-cell table:style-name="ce10" office:value-type="string">
            <text:p>فترة مييجي / الناس في فترة ميجي</text:p>
          </table:table-cell>
          <table:table-cell table:style-name="ce12" office:value-type="string" table:number-columns-spanned="2" table:number-rows-spanned="1">
            <text:p>fatra[okres / miyeyjiy[meiji / al-naas[ludzi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style-name="ce2" table:number-columns-repeated="2"/>
          <table:table-cell table:style-name="ce6"/>
          <table:table-cell table:style-name="ce9" office:value-type="string">
            <text:p>a-2</text:p>
          </table:table-cell>
          <table:table-cell table:style-name="ce10" office:value-type="string">
            <text:p>الأشياء التي تخلصوا منها / أنا سوف تلتقطها.</text:p>
          </table:table-cell>
          <table:table-cell table:style-name="ce12" office:value-type="string" table:number-columns-spanned="2" table:number-rows-spanned="1">
            <text:p>al-ashyaa`u[rzecz / al-lai[kto`ry / taxaras^uw[get-rid / min-haa[from-it / anaa[ja / sawfa[will / talataqitu-haa[pick-it-up</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6">
          <table:table-cell table:number-columns-repeated="2" office:value-type="string">
            <text:p>*</text:p>
          </table:table-cell>
          <table:table-cell table:style-name="ce7" table:formula="of:=NOW()" office:value-type="date" office:date-value="2021-11-21T12:05:11.79">
            <text:p>1121 <text:s/>1205</text:p>
          </table:table-cell>
          <table:table-cell table:number-columns-repeated="5" office:value-type="string">
            <text:p>*</text:p>
          </table:table-cell>
          <table:table-cell table:style-name="ce7" table:formula="of:=NOW()" office:value-type="date" office:date-value="2021-11-21T12:05:11.79">
            <text:p>1121 <text:s/>1205</text:p>
          </table:table-cell>
          <table:table-cell table:style-name="ce7" table:formula="of:=NOW()" office:value-type="date" office:date-value="2021-11-21T12:05:14.1">
            <text:p>1121 <text:s/>1205</text:p>
          </table:table-cell>
          <table:table-cell table:number-columns-repeated="2" table:style-name="ce7" office:value-type="string">
            <text:p>*</text:p>
          </table:table-cell>
          <table:table-cell table:style-name="ce7" table:formula="of:=NOW()" office:value-type="date" office:date-value="2021-11-21T12:05:14.1">
            <text:p>1121 <text:s/>1205</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26">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43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21">2021/11/21</text:date>, <text:time>12:05:1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21T12:05:13.67</dc:date>
    <dc:creator>iwabuchi ken</dc:creator>
    <meta:editing-duration>P9DT17H41M58S</meta:editing-duration>
    <meta:editing-cycles>1425</meta:editing-cycles>
    <meta:generator>OpenOffice/4.1.3$Win32 OpenOffice.org_project/413m1$Build-9783</meta:generator>
    <meta:document-statistic meta:table-count="1" meta:cell-count="376" meta:object-count="0"/>
  </office:meta>
</office:document-meta>
</file>